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Serif" svg:font-family="LiberationSerif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2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3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4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5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6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10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P13" style:parent-style-name="Normal" style:family="paragraph">
      <style:paragraph-properties style:text-autospace="none" fo:margin-bottom="0in" fo:line-height="100%"/>
      <style:text-properties style:font-name="LiberationSerif" style:font-name-complex="LiberationSerif" fo:font-size="12pt" style:font-size-asian="12pt" style:font-size-complex="12pt"/>
    </style:style>
    <style:style style:name="T14" style:parent-style-name="Fonteparág.padrão" style:family="text">
      <style:text-properties style:font-name="LiberationSerif" style:font-name-complex="LiberationSerif" fo:font-size="12pt" style:font-size-asian="12pt" style:font-size-complex="12pt"/>
    </style:style>
  </office:automatic-styles>
  <office:body>
    <office:text text:use-soft-page-breaks="true">
      <text:p text:style-name="P1">1. Para o nosso problema, pensei nas seguintes soluções:</text:p>
      <text:p text:style-name="P2">- Seleção de Amostras: Usaria a estratégia de Hold-On inicialmente, ou seja, selecionaria alguns<text:s/>exemplos para formar um conjunto de amostras periodicamente e os dividiria em 80/20 para teste e<text:s/>treino. Usaria também Cross-Validation, ou seja: Em cada época no meu processo de treinamento e<text:s/>teste, quando eu pegasse uma nova amostra, eu treinaria o meu modelo criando várias partições do<text:s/>meu conjunto de amostras para ficar variando como conjunto de teste. O cross-validation vai ajudar<text:s/>bastante na ideia de garantir que o sistema fique atualizado, mas não é a única estratégia que irei<text:s/>abordar. Esse processo de seleção deve ser feito periodicamente para garantir que o sistema fique<text:s/>atualizado. Para resolver o problema de atualização, poderíamos colocar um peso (variando de por<text:s/>exemplo 1.0 até 0.0) para cada item presente na amostra coletada. Se o item foi comprado recente,<text:s/>seria inserido com peso 1 de relevância, e com o passar das compras, se caso itens daquela categoria<text:s/>forem mais frequentes, o peso iria continuar com a mesma relevância, caso contrário o peso iria<text:s/>diminuir periodicamente até ele deixar de ser relevante, sendo recomendado o mínimo possível.</text:p>
      <text:p text:style-name="P3">- Pré-processamento de dados: Como a questão explica, a idade se torna uma variável muito ruidosa<text:s/>para esse problema. A minha estratégia seria reduzir esse ruido com bucketing, ou seja, estabelecer<text:s/>intervalos de idades ((0-20), (21-40), (41-60)…) e agrupar as pessoas com idades nesses intervalos.</text:p>
      <text:p text:style-name="P4">- Explicação do Uso no Algoritmo: De forma sucinta, eu usaria o KNN para esse sistema de<text:s/>recomendação. Toda vez que um usuário novo entrasse, ele usaria selecionaria a Idade, Tempo de<text:s/>Navegação, Histórico e Categorias Visualizadas. o KNN agiria da seguinte forma: onde ao objeto<text:s/>ser inserido no plano, ele calcularia a distância para todos os vizinhos de cada grupos e escolheria<text:s/>um número x de vizinhos, ele classificaria esse nosso objeto de acordo com a moda do grupo dos<text:s/>vizinhos (se tiverem 5, e houver 3 dentro da faixa de 0-20 que compram Jogos, e 2 dentro da faixa<text:s/>0-20 que compram Fardo de Chilito, ele irá selecionar a faixa 0-20 dos Jogos). Com isso o sistema<text:s/>iria recomendar para o usuário itens de acordo com a sua faixa de idade, verificando as compras<text:s/>mais frequentes de um mesmo grupo de usuários e recomendando entre eles.</text:p>
      <text:p text:style-name="P5">2.</text:p>
      <text:p text:style-name="P6">a) Para projetar esse sistema de recomendação com KNN, a minha ideia é utilizar principalmente o<text:s/>histórico de compras, a idade, e o sexo (e algumas variáveis adjacentes não citadas) para resolver o<text:s/>problema. O meu pré processamento iria focar na parte de conversão dos meus dados nominais para<text:s/>números. Para a conversão de gênero por exemplo, usaria one-hot-enconding (que consistiria em<text:s/>criar várias categorias masculino, feminino, não-binário com 0 ou 1 em cada uma, dependendo do<text:s/>que está no perfil do usuário (se ele colocou masculino, seria por exemplo 100)). Seriam usados<text:s/>principalmente one-hot-encoding e ordem canônica. A estratégia de criação, treinamento e<text:s/>validação seria a clássica hold-on, onde eu selecionaria uma amostra do meu conjunto de dados e<text:s/>dividiria ela em Treino e Teste (80% da amostra para treino, e 20% da amostra para teste), e<text:s/>treinaria o meu modelo com épocas por épocas até ter uma boa efetividade. Para validação, usaria<text:s/>também o cross-validation: em cada época no meu processo de treinamento e teste, quando eu<text:s/>pegasse uma nova amostra, eu treinaria o meu modelo criando várias partições<text:s/><text:soft-page-break/>do meu conjunto de<text:s/>amostras para ficar variando como conjunto de teste, permitindo que nenhuma amostra fosse<text:s/>perdida por estar no conjunto de teste.</text:p>
      <text:p text:style-name="P7">Para uso, poderíamos ter uma classe chamada Pessoa, e nela teria uma função chamada<text:s/>recomendaItem(), retornaria um String contendo o nome do item. Ao chamar essa função, ela<text:s/>realizaria o algoritmo do KNN, onde pegaria cada vetor contendo os itens da amostras que já estão<text:s/>em grupos e faria o cálculo da distância. Faríamos um dicionário que iria conter de chave a<text:s/>distância e o valor seria o grupo. Ordenaríamos o vetor pela chave, e fariámos um contador para as<text:s/>quantidades (poderia ser dentro de um vetor para ser flexível com os grupos) e retornaríamos o<text:s/>valor mais frequente entre os itens, que seria no caso na estrutura do<text:s/>dicionário, seria uma string<text:s/>contendo o nome do item.</text:p>
      <text:p text:style-name="P8">b) Podemos utilizar o CBR para este mesmo problema. Qual a ideia? Criaríamos um banco de<text:s/>dados contendo os casos, onde guardaríamos nele tentativas de recomendação (que deram certo e<text:s/>que deram errado) baseadas novamente em grupos.</text:p>
      <text:p text:style-name="P9">Projeção de Sistema</text:p>
      <text:p text:style-name="P10">- Seleção de Amostras e Pré-processamento: As amostras coletadas como são para o mesmo</text:p>
      <text:p text:style-name="P11">problema, seriam informações dos usuário (idade, histórico de compras, sexo..). O pré<text:s/>processamento também seria o mesmo, focando nas características nominais e utilizando técnicas<text:s/>como one-hot-enconding, label encoding, ordinal encoding…)</text:p>
      <text:p text:style-name="P12">- Treinamento e Validação: Usaria o hold-on e cross validation, como já expliquei posteriormente a<text:s/>utilização de cada um.</text:p>
      <text:p text:style-name="P13">- CBR: Usariamos o CBR para tentar recomendar itens, e caso sejam ignorados ou clicados, são<text:s/>registrados no banco de dados. Com uma base boa de casos no CBR, o sistema puxaria os dados do<text:s/>banco (retrieve) que recomendações que ele já testou entre itens do grupo, testaria uma das soluções<text:s/>que ele já tem (reuse). Dependendo da escolha do usuário (por exemplo, se ele comprou o item ou<text:s/>não), ele revisaria e diria se a recomendação deu certo ou não e após isso iria reter o caso dentro do</text:p>
      <text:p text:style-name="Normal"><text:span text:style-name="T14">banco de dad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Serif" svg:font-family="LiberationSerif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ta da Microsoft</meta:initial-creator>
    <dc:creator>Conta da Microsoft</dc:creator>
    <meta:creation-date>2024-12-17T11:12:00Z</meta:creation-date>
    <dc:date>2024-12-17T11:15:00Z</dc:date>
    <meta:template xlink:href="Normal" xlink:type="simple"/>
    <meta:editing-cycles>3</meta:editing-cycles>
    <meta:editing-duration>PT180S</meta:editing-duration>
    <meta:document-statistic meta:page-count="2" meta:paragraph-count="11" meta:word-count="863" meta:character-count="5515" meta:row-count="38" meta:non-whitespace-character-count="4663"/>
  </office:meta>
</office:document-meta>
</file>